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/>
    <style:font-face style:name="monospace" svg:font-family="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000000" style:font-name="monospace" fo:font-size="9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9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5" style:family="text">
      <style:text-properties fo:font-variant="normal" fo:text-transform="none" fo:color="#000000" style:font-name="Times New Roman1" fo:font-size="12pt" fo:letter-spacing="normal" fo:font-style="normal" fo:font-weight="normal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eptune's Mass <text:span text:style-name="T5">102.413</text:span> x 10^24 kg</text:p>
      <text:p text:style-name="Standard">Neptune's Equitorial Radius 24766 km = NER</text:p>
      <text:p text:style-name="Standard">Hippocamp's Mass 0.0003x10^20 kg =HM</text:p>
      <text:p text:style-name="Standard">Hippocamp's Beginning Orbital radius 3.45</text:p>
      <text:p text:style-name="Standard">Hippocamp's Present Day Orbital Radius 4.252</text:p>
      <text:p text:style-name="Standard">Hippocamp's Radius 17 km</text:p>
      <text:p text:style-name="Standard">Proteus's Mass <text:s/>0.5x10^20 kg <text:s/>= <text:s/>PM</text:p>
      <text:p text:style-name="Standard">Proteus's <text:s/>Radius 220x208x202 km</text:p>
      <text:p text:style-name="Standard">Proteus's Orbital Radius <text:span text:style-name="T3">4.751 = POR</text:span></text:p>
      <text:p text:style-name="Standard"><text:span text:style-name="T3"/></text:p>
      <text:p text:style-name="Standard"><text:span text:style-name="T3">Simulate Hippocamp as a ring with radius 3.45 NER</text:span> and total mass HM</text:p>
      <text:p text:style-name="Standard">Simulate Proteus with mass PM and Orbital Radius POR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/>
    <style:font-face style:name="monospace" svg:font-family="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21-06-20T14:04:19.87</meta:creation-date>
    <dc:date>2021-06-20T14:28:14.03</dc:date>
    <dc:creator>James Lombardi</dc:creator>
    <meta:editing-duration>PT19M31S</meta:editing-duration>
    <meta:editing-cycles>4</meta:editing-cycles>
    <meta:generator>OpenOffice/4.1.2$Win32 OpenOffice.org_project/412m3$Build-9782</meta:generator>
    <meta:document-statistic meta:table-count="0" meta:image-count="0" meta:object-count="0" meta:page-count="1" meta:paragraph-count="11" meta:word-count="71" meta:character-count="445"/>
  </office:meta>
</office:document-meta>
</file>